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85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3cm" svg:height="1.12cm" svg:x="2.8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5.6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5.6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8.4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8.4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11.2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11.2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14.06cm" svg:y="3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3.66cm" svg:y="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6.46cm" svg:y="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6.46cm" svg:y="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9.26cm" svg:y="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9.26cm" svg:y="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12.06cm" svg:y="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12.06cm" svg:y="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cm" svg:height="1.12cm" svg:x="14.86cm" svg:y="4.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8cm" svg:y1="5.01cm" svg:x2="5.48cm" svg:y2="3.16cm">
          <text:p/>
        </draw:line>
        <draw:measure draw:style-name="gr3" draw:text-style-name="P3" draw:layer="measurelines" svg:x1="4.69cm" svg:y1="3.3cm" svg:x2="5.48cm" svg:y2="3.3cm">
          <text:p text:style-name="P2"><text:span text:style-name="T1">G</text:span></text:p>
        </draw:measure>
        <draw:measure draw:style-name="gr3" draw:text-style-name="P5" draw:layer="measurelines" svg:x1="3.68cm" svg:y1="5cm" svg:x2="3.68cm" svg:y2="4.28cm">
          <text:p text:style-name="P4"><text:span text:style-name="T2">a</text:span><text:span text:style-name="T3">3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inek </meta:initial-creator>
    <meta:creation-date>2015-05-19T12:07:40.357576915</meta:creation-date>
    <dc:date>2015-05-19T12:13:42.421669265</dc:date>
    <dc:creator>cinek </dc:creator>
    <meta:editing-duration>PT1M16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